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6.0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未完成ページ</text:p>
          </table:table-cell>
          <table:table-cell office:value-type="string" calcext:value-type="string">
            <text:p>どうしているか</text:p>
          </table:table-cell>
          <table:table-cell office:value-type="string" calcext:value-type="string">
            <text:p>影響ページ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life1に差し替え中</text:p>
          </table:table-cell>
          <table:table-cell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life1に差し替え中</text:p>
          </table:table-cell>
          <table:table-cell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life1に差し替え中</text:p>
          </table:table-cell>
          <table:table-cell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life1に差し替え中</text:p>
          </table:table-cell>
          <table:table-cell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life1に差し替え中</text:p>
          </table:table-cell>
          <table:table-cell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life1に差し替え中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23:22:51.6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22S</meta:editing-duration>
    <meta:editing-cycles>4</meta:editing-cycles>
    <meta:generator>LibreOffice/5.1.4.2$Windows_x86 LibreOffice_project/f99d75f39f1c57ebdd7ffc5f42867c12031db97a</meta:generator>
    <dc:date>2016-09-07T23:24:52.637000000</dc:date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